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0382in" table:align="left" style:writing-mode="lr-tb"/>
    </style:style>
    <style:style style:name="Table1.A" style:family="table-column">
      <style:table-column-properties style:column-width="2.2528in"/>
    </style:style>
    <style:style style:name="Table1.B" style:family="table-column">
      <style:table-column-properties style:column-width="2.4479in"/>
    </style:style>
    <style:style style:name="Table1.C" style:family="table-column">
      <style:table-column-properties style:column-width="2.2243in"/>
    </style:style>
    <style:style style:name="Table1.A1" style:family="table-cell">
      <style:table-cell-properties style:vertical-align="top" fo:padding="0.0382in" fo:border="1pt solid #000000"/>
    </style:style>
    <style:style style:name="Table2" style:family="table">
      <style:table-properties style:width="6.925in" fo:margin-left="0.0382in" table:align="left" style:writing-mode="lr-tb"/>
    </style:style>
    <style:style style:name="Table2.A" style:family="table-column">
      <style:table-column-properties style:column-width="0.7694in"/>
    </style:style>
    <style:style style:name="Table2.B" style:family="table-column">
      <style:table-column-properties style:column-width="0.9361in"/>
    </style:style>
    <style:style style:name="Table2.C" style:family="table-column">
      <style:table-column-properties style:column-width="0.9896in"/>
    </style:style>
    <style:style style:name="Table2.D" style:family="table-column">
      <style:table-column-properties style:column-width="1.016in"/>
    </style:style>
    <style:style style:name="Table2.F" style:family="table-column">
      <style:table-column-properties style:column-width="1.0153in"/>
    </style:style>
    <style:style style:name="Table2.G" style:family="table-column">
      <style:table-column-properties style:column-width="1.209in"/>
    </style:style>
    <style:style style:name="Table2.A1" style:family="table-cell">
      <style:table-cell-properties style:vertical-align="top" fo:padding="0.0382in" fo:border="1pt solid #000000"/>
    </style:style>
    <style:style style:name="P1" style:family="paragraph" style:parent-style-name="Standard">
      <style:paragraph-properties fo:line-height="100%" fo:text-align="center" style:justify-single-word="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paragraph-properties fo:line-height="200%" fo:text-align="center" style:justify-single-word="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line-height="100%" fo:text-align="center" style:justify-single-word="false" fo:break-before="auto" fo:break-after="auto" style:writing-mode="lr-tb"/>
      <style:text-properties fo:font-size="32pt" fo:font-weight="bold" style:font-size-asian="32pt" style:font-weight-asian="bold" style:font-size-complex="32pt" style:font-weight-complex="bold"/>
    </style:style>
    <style:style style:name="P4" style:family="paragraph" style:parent-style-name="Standard">
      <style:paragraph-properties fo:line-height="100%" fo:break-before="auto" fo:break-after="auto" style:writing-mode="lr-tb"/>
    </style:style>
    <style:style style:name="P5" style:family="paragraph" style:parent-style-name="Standard">
      <style:paragraph-properties fo:line-height="100%" fo:text-align="center" style:justify-single-word="false" fo:break-before="auto" fo:break-after="auto" style:writing-mode="lr-tb"/>
    </style:style>
    <style:style style:name="P6" style:family="paragraph" style:parent-style-name="Standard">
      <style:paragraph-properties fo:line-height="100%" fo:text-align="start" style:justify-single-word="false" fo:break-before="auto" fo:break-after="auto" style:writing-mode="lr-tb"/>
    </style:style>
    <style:style style:name="P7" style:family="paragraph" style:parent-style-name="Standard">
      <style:paragraph-properties fo:line-height="100%"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8" style:family="paragraph" style:parent-style-name="Standard">
      <style:paragraph-properties fo:line-height="200%"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9" style:family="paragraph" style:parent-style-name="Standard">
      <style:paragraph-properties fo:line-height="100%" fo:text-align="center" style:justify-single-word="false" fo:break-before="auto" fo:break-after="auto" style:writing-mode="lr-tb"/>
      <style:text-properties fo:font-size="14pt" style:font-size-asian="14pt" style:font-size-complex="14pt"/>
    </style:style>
    <style:style style:name="P10" style:family="paragraph" style:parent-style-name="Standard">
      <style:paragraph-properties fo:line-height="100%" fo:text-align="start" style:justify-single-word="false" fo:break-before="auto" fo:break-after="auto" style:writing-mode="lr-tb"/>
      <style:text-properties fo:font-size="14pt" style:font-size-asian="14pt" style:font-size-complex="14pt"/>
    </style:style>
    <style:style style:name="P11" style:family="paragraph" style:parent-style-name="Standard">
      <style:paragraph-properties fo:line-height="200%" fo:text-align="center" style:justify-single-word="false" fo:break-before="auto" fo:break-after="auto" style:writing-mode="lr-tb"/>
      <style:text-properties fo:font-size="14pt" style:font-size-asian="14pt" style:font-size-complex="14pt"/>
    </style:style>
    <style:style style:name="P12" style:family="paragraph" style:parent-style-name="Standard">
      <style:paragraph-properties fo:line-height="200%" fo:break-before="auto" fo:break-after="auto" style:writing-mode="lr-tb"/>
      <style:text-properties fo:font-size="10pt" style:font-size-asian="10pt" style:font-size-complex="10pt"/>
    </style:style>
    <style:style style:name="P13" style:family="paragraph" style:parent-style-name="Standard">
      <style:paragraph-properties fo:line-height="100%"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00%" fo:text-align="center"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200%" fo:break-before="auto" fo:break-after="auto" style:writing-mode="lr-tb"/>
      <style:text-properties fo:font-weight="bold" style:font-weight-asian="bold" style:font-weight-complex="bold"/>
    </style:style>
    <style:style style:name="P16" style:family="paragraph" style:parent-style-name="Standard">
      <style:paragraph-properties fo:line-height="200%" fo:text-align="start"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line-height="200%" fo:break-before="auto" fo:break-after="auto" style:writing-mode="lr-tb"/>
    </style:style>
    <style:style style:name="P18" style:family="paragraph" style:parent-style-name="Standard">
      <style:paragraph-properties fo:line-height="200%" fo:text-align="center" style:justify-single-word="false" fo:break-before="auto" fo:break-after="auto" style:writing-mode="lr-tb"/>
    </style:style>
    <style:style style:name="P19" style:family="paragraph" style:parent-style-name="Standard">
      <style:paragraph-properties fo:line-height="200%" fo:text-align="start" style:justify-single-word="false" fo:break-before="auto" fo:break-after="auto" style:writing-mode="lr-tb"/>
    </style:style>
    <style:style style:name="P20" style:family="paragraph" style:parent-style-name="Standard">
      <style:paragraph-properties fo:line-height="100%" fo:text-align="center" style:justify-single-word="false" fo:break-before="auto" fo:break-after="auto" style:writing-mode="lr-tb"/>
      <style:text-properties fo:font-size="16pt" fo:font-weight="bold" style:font-size-asian="16pt" style:font-weight-asian="bold" style:font-size-complex="16pt" style:font-weight-complex="bold"/>
    </style:style>
    <style:style style:name="P21" style:family="paragraph" style:parent-style-name="Standard">
      <style:paragraph-properties fo:line-height="200%" fo:text-align="center" style:justify-single-word="false" fo:break-before="auto" fo:break-after="auto" style:writing-mode="lr-tb"/>
      <style:text-properties fo:font-size="16pt" fo:font-weight="bold" style:font-size-asian="16pt" style:font-weight-asian="bold" style:font-size-complex="16pt" style:font-weight-complex="bold"/>
    </style:style>
    <style:style style:name="P22" style:family="paragraph" style:parent-style-name="Standard">
      <style:paragraph-properties fo:line-height="200%" fo:break-before="auto" fo:break-after="auto" style:writing-mode="lr-tb"/>
      <style:text-properties fo:color="#000080" style:text-underline-style="solid" style:text-underline-width="auto" style:text-underline-color="font-color"/>
    </style:style>
    <style:style style:name="P23"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2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25"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style>
    <style:style style:name="P26"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27" style:family="paragraph" style:parent-style-name="Standard" style:master-page-name="Standard">
      <style:paragraph-properties style:page-number="auto" fo:break-before="auto" fo:break-after="auto" style:writing-mode="lr-tb"/>
    </style:style>
    <style:style style:name="P28" style:family="paragraph" style:parent-style-name="Standard" style:list-style-name="LS1">
      <style:paragraph-properties fo:margin-top="0in" fo:margin-bottom="0in" fo:line-height="200%" fo:break-before="auto" fo:break-after="auto" style:writing-mode="lr-tb"/>
    </style:style>
    <style:style style:name="P29" style:family="paragraph" style:parent-style-name="Standard" style:list-style-name="LS2">
      <style:paragraph-properties fo:margin-top="0in" fo:margin-bottom="0in" fo:line-height="200%" fo:break-before="auto" fo:break-after="auto" style:writing-mode="lr-tb"/>
    </style:style>
    <style:style style:name="P30" style:family="paragraph" style:parent-style-name="Standard" style:list-style-name="LS3">
      <style:paragraph-properties fo:margin-top="0in" fo:margin-bottom="0in" fo:line-height="200%" fo:break-before="auto" fo:break-after="auto" style:writing-mode="lr-tb"/>
    </style:style>
    <style:style style:name="P31" style:family="paragraph" style:parent-style-name="Standard" style:list-style-name="LS1">
      <style:paragraph-properties fo:margin-top="0in" fo:margin-bottom="0in" fo:line-height="200%" fo:break-before="auto" fo:break-after="auto" style:writing-mode="lr-tb"/>
      <style:text-properties fo:font-weight="bold" style:font-weight-asian="bold" style:font-weight-complex="bold"/>
    </style:style>
    <style:style style:name="P32" style:family="paragraph" style:parent-style-name="Standard" style:list-style-name="LS1">
      <style:paragraph-properties fo:margin-top="0in" fo:margin-bottom="0in" fo:line-height="200%" style:writing-mode="lr-tb"/>
    </style:style>
    <style:style style:name="P3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34"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35"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36"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7"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39" style:family="paragraph" style:parent-style-name="Standard">
      <style:paragraph-properties fo:line-height="200%"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40" style:family="paragraph" style:parent-style-name="Standard">
      <style:paragraph-properties fo:line-height="100%" fo:text-align="center" style:justify-single-word="false" fo:break-before="auto" fo:break-after="auto" style:writing-mode="lr-tb"/>
      <style:text-properties fo:font-size="16pt" fo:font-weight="bold" style:font-size-asian="16pt" style:font-weight-asian="bold" style:font-size-complex="16pt" style:font-weight-complex="bold"/>
    </style:style>
    <style:style style:name="P41" style:family="paragraph" style:parent-style-name="Standard">
      <style:paragraph-properties fo:line-height="100%" fo:text-align="center" style:justify-single-word="false" fo:break-before="auto" fo:break-after="auto" style:writing-mode="lr-tb"/>
    </style:style>
    <style:style style:name="P42" style:family="paragraph" style:parent-style-name="Standard">
      <style:paragraph-properties fo:line-height="200%" fo:text-align="center" style:justify-single-word="false" fo:break-before="auto" fo:break-after="auto" style:writing-mode="lr-tb"/>
    </style:style>
    <style:style style:name="P43" style:family="paragraph" style:parent-style-name="Standard" style:list-style-name="L1">
      <style:paragraph-properties fo:line-height="100%" fo:text-align="start" style:justify-single-word="false" fo:break-before="auto" fo:break-after="auto" style:writing-mode="lr-tb"/>
      <style:text-properties fo:font-size="12pt" fo:font-weight="normal" style:font-size-asian="12pt" style:font-weight-asian="normal" style:font-size-complex="12pt" style:font-weight-complex="normal"/>
    </style:style>
    <style:style style:name="P44" style:family="paragraph" style:parent-style-name="Standard">
      <style:paragraph-properties fo:line-height="200%" fo:break-before="auto" fo:break-after="auto" style:writing-mode="lr-tb"/>
      <style:text-properties fo:color="#000080" style:text-underline-style="solid" style:text-underline-width="auto" style:text-underline-color="font-color"/>
    </style:style>
    <style:style style:name="P45" style:family="paragraph" style:parent-style-name="Standard">
      <style:paragraph-properties fo:line-height="100%" fo:text-align="center" style:justify-single-word="false" style:writing-mode="lr-tb"/>
    </style:style>
    <style:style style:name="P46" style:family="paragraph" style:parent-style-name="Standard">
      <style:paragraph-properties fo:line-height="200%" fo:text-align="center" style:justify-single-word="false" style:writing-mode="lr-tb"/>
    </style:style>
    <style:style style:name="P47" style:family="paragraph" style:parent-style-name="Standard">
      <style:paragraph-properties fo:line-height="100%" fo:text-align="start" style:justify-single-word="false" style:writing-mode="lr-tb"/>
      <style:text-properties fo:font-size="12pt" fo:font-weight="normal" style:font-size-asian="12pt" style:font-weight-asian="normal" style:font-size-complex="12pt" style:font-weight-complex="normal"/>
    </style:style>
    <style:style style:name="P48" style:family="paragraph" style:parent-style-name="Standard" style:list-style-name="L1">
      <style:paragraph-properties fo:line-height="100%" fo:text-align="start" style:justify-single-word="false" style:writing-mode="lr-tb"/>
      <style:text-properties fo:font-size="12pt" fo:font-weight="normal" style:font-size-asian="12pt" style:font-weight-asian="normal" style:font-size-complex="12pt" style:font-weight-complex="normal"/>
    </style:style>
    <style:style style:name="P49" style:family="paragraph" style:parent-style-name="Footer">
      <style:paragraph-properties fo:text-align="end" style:justify-single-word="false"/>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9"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1" style:family="text">
      <style:text-properties fo:color="#000080"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P1"/>
      <text:p text:style-name="P1"/>
      <text:p text:style-name="P1"/>
      <text:p text:style-name="P3"/>
      <text:p text:style-name="P3"/>
      <text:p text:style-name="P3"/>
      <text:p text:style-name="P3"/>
      <text:p text:style-name="P5"><text:span text:style-name="T1">You</text:span><text:span text:style-name="T1"> </text:span><text:span text:style-name="T1">Might</text:span><text:span text:style-name="T1"> </text:span><text:span text:style-name="T1">As</text:span><text:span text:style-name="T1"> </text:span><text:span text:style-name="T1">Well</text:span><text:span text:style-name="T1"> </text:span><text:span text:style-name="T1">Be</text:span><text:span text:style-name="T1"> </text:span><text:span text:style-name="T1">Walking</text:span><text:span text:style-name="T1"> </text:span><text:span text:style-name="T1">On</text:span><text:span text:style-name="T1"> </text:span><text:span text:style-name="T1">The</text:span><text:span text:style-name="T1"> </text:span><text:span text:style-name="T1">Sun</text:span><text:span text:style-name="T1"> </text:span></text:p>
      <text:p text:style-name="P5"><text:span text:style-name="T2">“</text:span><text:span text:style-name="T2">UCF</text:span><text:span text:style-name="T2"> </text:span><text:span text:style-name="T2">steps</text:span><text:span text:style-name="T2"> </text:span><text:span text:style-name="T2">into</text:span><text:span text:style-name="T2"> </text:span><text:span text:style-name="T2">the</text:span><text:span text:style-name="T2"> </text:span><text:span text:style-name="T2">future</text:span><text:span text:style-name="T2">”</text:span></text:p>
      <text:p text:style-name="P7"/>
      <text:p text:style-name="P7"/>
      <text:p text:style-name="P7"/>
      <text:p text:style-name="P7"/>
      <text:p text:style-name="P5"><text:span text:style-name="T3">The</text:span><text:span text:style-name="T3"> “</text:span><text:span text:style-name="T3">Walking</text:span><text:span text:style-name="T3"> </text:span><text:span text:style-name="T3">on</text:span><text:span text:style-name="T3"> </text:span><text:span text:style-name="T3">the</text:span><text:span text:style-name="T3"> </text:span><text:span text:style-name="T3">Sun</text:span><text:span text:style-name="T3">” </text:span><text:span text:style-name="T3">Group</text:span></text:p>
      <text:p text:style-name="P5"><text:span text:style-name="T3">Brice</text:span><text:span text:style-name="T3"> </text:span><text:span text:style-name="T3">McCoy</text:span></text:p>
      <text:p text:style-name="P5"><text:span text:style-name="T3">Daniel</text:span><text:span text:style-name="T3"> </text:span><text:span text:style-name="T3">Simpson</text:span></text:p>
      <text:p text:style-name="P5"><text:span text:style-name="T3">Greg</text:span><text:span text:style-name="T3"> </text:span><text:span text:style-name="T3">Boatright</text:span></text:p>
      <text:p text:style-name="P5"><text:span text:style-name="T3">Kyle</text:span><text:span text:style-name="T3"> </text:span><text:span text:style-name="T3">Cartechine</text:span></text:p>
      <text:p text:style-name="P9"/>
      <text:p text:style-name="P9"/>
      <text:p text:style-name="P9"/>
      <text:p text:style-name="P9"/>
      <text:p text:style-name="P9"/>
      <text:p text:style-name="P9"/>
      <text:p text:style-name="P9"/>
      <text:p text:style-name="P9"/>
      <text:p text:style-name="P9"/>
      <text:p text:style-name="P9"/>
      <text:p text:style-name="P10"/>
      <text:p text:style-name="P5"><text:soft-page-break/><text:span text:style-name="T4"/></text:p>
      <text:p text:style-name="P45"><text:span text:style-name="T4">Table</text:span><text:span text:style-name="T4"> </text:span><text:span text:style-name="T4">of</text:span><text:span text:style-name="T4"> </text:span><text:span text:style-name="T4">Contents</text:span></text:p>
      <text:p text:style-name="P5"><text:span text:style-name="T5">(</text:span><text:span text:style-name="T5">Will</text:span><text:span text:style-name="T5"> </text:span><text:span text:style-name="T5">add</text:span><text:span text:style-name="T5"> </text:span><text:span text:style-name="T5">page</text:span><text:span text:style-name="T5"> </text:span><text:span text:style-name="T5">numbers</text:span><text:span text:style-name="T5"> </text:span><text:span text:style-name="T5">as</text:span><text:span text:style-name="T5"> </text:span><text:span text:style-name="T5">document</text:span><text:span text:style-name="T5"> </text:span><text:span text:style-name="T5">nears</text:span><text:span text:style-name="T5"> </text:span><text:span text:style-name="T5">completion</text:span><text:span text:style-name="T5">.)</text:span></text:p>
      <text:p text:style-name="P12"/>
      <text:list xml:id="list23413011" text:style-name="LS1">
        <text:list-item>
          <text:p text:style-name="P28"><text:span text:style-name="T7">Team Member Information <text:s text:c="39"/>3</text:span></text:p>
        </text:list-item>
        <text:list-item>
          <text:p text:style-name="P28"><text:span text:style-name="T7">Work</text:span><text:span text:style-name="T7"> </text:span><text:span text:style-name="T7">Structure</text:span><text:span text:style-name="T7"> &amp; </text:span><text:span text:style-name="T7">Team</text:span><text:span text:style-name="T7"> </text:span><text:span text:style-name="T7">Member</text:span><text:span text:style-name="T7"> </text:span><text:span text:style-name="T7">Roles <text:s text:c="18"/>3</text:span></text:p>
        </text:list-item>
        <text:list-item>
          <text:p text:style-name="P28"><text:span text:style-name="T7">Problem</text:span><text:span text:style-name="T7"> </text:span><text:span text:style-name="T7">Statement <text:s text:c="53"/>4</text:span></text:p>
        </text:list-item>
        <text:list-item>
          <text:p text:style-name="P31">Assumptions <text:s text:c="64"/>4</text:p>
        </text:list-item>
        <text:list-item>
          <text:p text:style-name="P28"><text:span text:style-name="T7">Milestone</text:span><text:span text:style-name="T7"> </text:span><text:span text:style-name="T7">schedule</text:span><text:span text:style-name="T7"> <text:s text:c="54"/>5</text:span></text:p>
        </text:list-item>
        <text:list-item>
          <text:p text:style-name="P28"><text:span text:style-name="T7">Product Development Schedule <text:s text:c="33"/>6</text:span></text:p>
        </text:list-item>
        <text:list-item>
          <text:p text:style-name="P32"><text:span text:style-name="T7">Initial Design Draft <text:s text:c="53"/>6</text:span></text:p>
        </text:list-item>
        <text:list-item>
          <text:p text:style-name="P28"><text:span text:style-name="T7">Necessary Equipment <text:s text:c="49"/>7</text:span></text:p>
        </text:list-item>
        <text:list-item>
          <text:p text:style-name="P28"><text:span text:style-name="T7">List of figures <text:s text:c="63"/>8</text:span></text:p>
        </text:list-item>
        <text:list-item>
          <text:p text:style-name="P28"><text:span text:style-name="T7">Key</text:span><text:span text:style-name="T7"> </text:span><text:span text:style-name="T7">Imagery <text:s text:c="65"/>9</text:span></text:p>
        </text:list-item>
        <text:list-item>
          <text:p text:style-name="P28"><text:span text:style-name="T7">References <text:s text:c="68"/>10 <text:s text:c="2"/></text:span></text:p>
        </text:list-item>
      </text:list>
      <text:p text:style-name="P15"/>
      <text:p text:style-name="P15"/>
      <text:p text:style-name="P15"/>
      <text:p text:style-name="P15"/>
      <text:p text:style-name="P15"/>
      <text:p text:style-name="P15"/>
      <text:p text:style-name="P15"/>
      <text:p text:style-name="P15"/>
      <text:p text:style-name="P16"/>
      <text:p text:style-name="P18"><text:span text:style-name="T2"/></text:p>
      <text:p text:style-name="P46"><text:soft-page-break/><text:span text:style-name="T2">Team Member Information</text:span></text:p>
      <text:p text:style-name="P8"/>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3"><text:span text:style-name="T8">Contact</text:span><text:span text:style-name="T8"> </text:span><text:span text:style-name="T8">Information</text:span></text:p>
          </table:table-cell>
          <table:covered-table-cell/>
          <table:covered-table-cell/>
        </table:table-row>
        <table:table-row>
          <table:table-cell table:style-name="Table1.A1" office:value-type="string">
            <text:p text:style-name="P33">Name</text:p>
          </table:table-cell>
          <table:table-cell table:style-name="Table1.A1" office:value-type="string">
            <text:p text:style-name="P34">Email</text:p>
          </table:table-cell>
          <table:table-cell table:style-name="Table1.A1" office:value-type="string">
            <text:p text:style-name="P35">Phone</text:p>
          </table:table-cell>
        </table:table-row>
        <table:table-row>
          <table:table-cell table:style-name="Table1.A1" office:value-type="string">
            <text:p text:style-name="P24"><text:span text:style-name="T9">Brice McCoy</text:span></text:p>
          </table:table-cell>
          <table:table-cell table:style-name="Table1.A1" office:value-type="string">
            <text:p text:style-name="P23"><text:span text:style-name="T9">brice</text:span><text:span text:style-name="T9">555@</text:span><text:span text:style-name="T9">knights</text:span><text:span text:style-name="T9">.</text:span><text:span text:style-name="T9">ucf</text:span><text:span text:style-name="T9">.</text:span><text:span text:style-name="T9">edu</text:span></text:p>
          </table:table-cell>
          <table:table-cell table:style-name="Table1.A1" office:value-type="string">
            <text:p text:style-name="P25"><text:span text:style-name="T9">(</text:span><text:span text:style-name="T10">386</text:span><text:span text:style-name="T9">)</text:span><text:span text:style-name="T10">795</text:span><text:span text:style-name="T9">-</text:span><text:span text:style-name="T10">1343</text:span></text:p>
          </table:table-cell>
        </table:table-row>
        <table:table-row>
          <table:table-cell table:style-name="Table1.A1" office:value-type="string">
            <text:p text:style-name="P24"><text:span text:style-name="T9">Daniel</text:span><text:span text:style-name="T9"> </text:span><text:span text:style-name="T9">Simpson</text:span></text:p>
          </table:table-cell>
          <table:table-cell table:style-name="Table1.A1" office:value-type="string">
            <text:p text:style-name="P23"><text:span text:style-name="T9">danielsan</text:span><text:span text:style-name="T9">@</text:span><text:span text:style-name="T9">knights</text:span><text:span text:style-name="T9">.</text:span><text:span text:style-name="T9">ucf</text:span><text:span text:style-name="T9">.</text:span><text:span text:style-name="T9">edu</text:span></text:p>
          </table:table-cell>
          <table:table-cell table:style-name="Table1.A1" office:value-type="string">
            <text:p text:style-name="P25"><text:span text:style-name="T9">(</text:span><text:span text:style-name="T9">xxx</text:span><text:span text:style-name="T9">)</text:span><text:span text:style-name="T9">xxx</text:span><text:span text:style-name="T9">-</text:span><text:span text:style-name="T9">xxxx</text:span></text:p>
          </table:table-cell>
        </table:table-row>
        <table:table-row>
          <table:table-cell table:style-name="Table1.A1" office:value-type="string">
            <text:p text:style-name="P24"><text:span text:style-name="T9">Greg</text:span><text:span text:style-name="T9"> </text:span><text:span text:style-name="T9">Boatright</text:span></text:p>
          </table:table-cell>
          <table:table-cell table:style-name="Table1.A1" office:value-type="string">
            <text:p text:style-name="P23"><text:span text:style-name="T9">boatright</text:span><text:span text:style-name="T9">@</text:span><text:span text:style-name="T9">gmail</text:span><text:span text:style-name="T9">.</text:span><text:span text:style-name="T9">com</text:span></text:p>
          </table:table-cell>
          <table:table-cell table:style-name="Table1.A1" office:value-type="string">
            <text:p text:style-name="P25"><text:span text:style-name="T9">(</text:span><text:span text:style-name="T9">xxx</text:span><text:span text:style-name="T9">)</text:span><text:span text:style-name="T9">xxx</text:span><text:span text:style-name="T9">-</text:span><text:span text:style-name="T9">xxxx</text:span></text:p>
          </table:table-cell>
        </table:table-row>
        <table:table-row>
          <table:table-cell table:style-name="Table1.A1" office:value-type="string">
            <text:p text:style-name="P24"><text:span text:style-name="T9">Kyle</text:span><text:span text:style-name="T9"> </text:span><text:span text:style-name="T9">Cartechine</text:span></text:p>
          </table:table-cell>
          <table:table-cell table:style-name="Table1.A1" office:value-type="string">
            <text:p text:style-name="P23"><text:span text:style-name="T9">kcartechine</text:span><text:span text:style-name="T9">@</text:span><text:span text:style-name="T9">knights</text:span><text:span text:style-name="T9">.</text:span><text:span text:style-name="T9">ucf</text:span><text:span text:style-name="T9">.</text:span><text:span text:style-name="T9">edu</text:span></text:p>
          </table:table-cell>
          <table:table-cell table:style-name="Table1.A1" office:value-type="string">
            <text:p text:style-name="P36">(321)848-1960</text:p>
          </table:table-cell>
        </table:table-row>
      </table:table>
      <text:p text:style-name="P18"/>
      <text:p text:style-name="P2"/>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row>
          <table:table-cell table:style-name="Table2.A1" table:number-columns-spanned="7" office:value-type="string">
            <text:p text:style-name="P23"><text:span text:style-name="T8">Team</text:span><text:span text:style-name="T8"> </text:span><text:span text:style-name="T8">Member</text:span><text:span text:style-name="T8"> </text:span><text:span text:style-name="T8">Roles</text:span><text:span text:style-name="T8">/</text:span><text:span text:style-name="T8">Strengths</text:span></text:p>
          </table:table-cell>
          <table:covered-table-cell/>
          <table:covered-table-cell/>
          <table:covered-table-cell/>
          <table:covered-table-cell/>
          <table:covered-table-cell/>
          <table:covered-table-cell/>
        </table:table-row>
        <table:table-row>
          <table:table-cell table:style-name="Table2.A1" office:value-type="string">
            <text:p text:style-name="P34">Name</text:p>
          </table:table-cell>
          <table:table-cell table:style-name="Table2.A1" office:value-type="string">
            <text:p text:style-name="P34">Artwork</text:p>
          </table:table-cell>
          <table:table-cell table:style-name="Table2.A1" office:value-type="string">
            <text:p text:style-name="P23"><text:span text:style-name="T8">Front</text:span><text:span text:style-name="T8"> </text:span><text:span text:style-name="T8">End</text:span><text:span text:style-name="T8"> </text:span><text:span text:style-name="T8">Design</text:span></text:p>
          </table:table-cell>
          <table:table-cell table:style-name="Table2.A1" office:value-type="string">
            <text:p text:style-name="P23"><text:span text:style-name="T8">Back</text:span><text:span text:style-name="T8"> </text:span><text:span text:style-name="T8">End</text:span><text:span text:style-name="T8"> </text:span><text:span text:style-name="T8">Design</text:span></text:p>
          </table:table-cell>
          <table:table-cell table:style-name="Table2.A1" office:value-type="string">
            <text:p text:style-name="P23"><text:span text:style-name="T8">Content</text:span><text:span text:style-name="T8"> </text:span><text:span text:style-name="T8">Man</text:span><text:span text:style-name="T8">.</text:span></text:p>
          </table:table-cell>
          <table:table-cell table:style-name="Table2.A1" office:value-type="string">
            <text:p text:style-name="P34">Schedule</text:p>
          </table:table-cell>
          <table:table-cell table:style-name="Table2.A1" office:value-type="string">
            <text:p text:style-name="P23"><text:span text:style-name="T8">Budget</text:span><text:span text:style-name="T8">?</text:span></text:p>
          </table:table-cell>
        </table:table-row>
        <table:table-row>
          <table:table-cell table:style-name="Table2.A1" office:value-type="string">
            <text:p text:style-name="P37">Kyle</text:p>
          </table:table-cell>
          <table:table-cell table:style-name="Table2.A1" office:value-type="string">
            <text:p text:style-name="P34">x</text:p>
          </table:table-cell>
          <table:table-cell table:style-name="Table2.A1" office:value-type="string">
            <text:p text:style-name="P26"/>
          </table:table-cell>
          <table:table-cell table:style-name="Table2.A1" office:value-type="string">
            <text:p text:style-name="P34">x</text:p>
          </table:table-cell>
          <table:table-cell table:style-name="Table2.A1" office:value-type="string">
            <text:p text:style-name="P34">x</text:p>
          </table:table-cell>
          <table:table-cell table:style-name="Table2.A1" office:value-type="string">
            <text:p text:style-name="P34">x</text:p>
          </table:table-cell>
          <table:table-cell table:style-name="Table2.A1" office:value-type="string">
            <text:p text:style-name="P26"/>
          </table:table-cell>
        </table:table-row>
        <table:table-row>
          <table:table-cell table:style-name="Table2.A1" office:value-type="string">
            <text:p text:style-name="P37">Brice</text:p>
          </table:table-cell>
          <table:table-cell table:style-name="Table2.A1" office:value-type="string">
            <text:p text:style-name="P26"/>
          </table:table-cell>
          <table:table-cell table:style-name="Table2.A1" office:value-type="string">
            <text:p text:style-name="P26">x</text:p>
          </table:table-cell>
          <table:table-cell table:style-name="Table2.A1" office:value-type="string">
            <text:p text:style-name="P26">x</text:p>
          </table:table-cell>
          <table:table-cell table:style-name="Table2.A1" office:value-type="string">
            <text:p text:style-name="P26"/>
          </table:table-cell>
          <table:table-cell table:style-name="Table2.A1" office:value-type="string">
            <text:p text:style-name="P26">x</text:p>
          </table:table-cell>
          <table:table-cell table:style-name="Table2.A1" office:value-type="string">
            <text:p text:style-name="P23"><text:span text:style-name="T10">x</text:span><text:span text:style-name="T10">?</text:span></text:p>
          </table:table-cell>
        </table:table-row>
        <table:table-row>
          <table:table-cell table:style-name="Table2.A1" office:value-type="string">
            <text:p text:style-name="P37">Greg</text:p>
          </table:table-cell>
          <table:table-cell table:style-name="Table2.A1" office:value-type="string">
            <text:p text:style-name="P26">x</text:p>
          </table:table-cell>
          <table:table-cell table:style-name="Table2.A1" office:value-type="string">
            <text:p text:style-name="P26">x</text:p>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row>
          <table:table-cell table:style-name="Table2.A1" office:value-type="string">
            <text:p text:style-name="P37">Daniel</text:p>
          </table:table-cell>
          <table:table-cell table:style-name="Table2.A1" office:value-type="string">
            <text:p text:style-name="P26">x</text:p>
          </table:table-cell>
          <table:table-cell table:style-name="Table2.A1" office:value-type="string">
            <text:p text:style-name="P26">x</text:p>
          </table:table-cell>
          <table:table-cell table:style-name="Table2.A1" office:value-type="string">
            <text:p text:style-name="P26">x</text:p>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p text:style-name="P17"/>
      <text:p text:style-name="P4"/>
      <text:p text:style-name="P9"/>
      <text:p text:style-name="P11"/>
      <text:p text:style-name="P11"/>
      <text:p text:style-name="P11"/>
      <text:p text:style-name="P11"/>
      <text:p text:style-name="P11"/>
      <text:p text:style-name="P11"/>
      <text:p text:style-name="P18"><text:span text:style-name="T2"/></text:p>
      <text:p text:style-name="P46"><text:soft-page-break/><text:span text:style-name="T2">Problem Statement</text:span></text:p>
      <text:p text:style-name="P17">What if the UCF campus was part of a “smart-grid” of green technology that was powered by feet?</text:p>
      <text:list xml:id="list23398829" text:style-name="LS2">
        <text:list-item>
          <text:p text:style-name="P29">Converting kinetic energy from footsteps into renewable electricity</text:p>
        </text:list-item>
        <text:list-item>
          <text:p text:style-name="P29">How much energy is available for use and what can be done with it?</text:p>
        </text:list-item>
      </text:list>
      <text:p text:style-name="P17"/>
      <text:p text:style-name="P8">Assumptions</text:p>
      <text:list xml:id="list23393419" text:style-name="LS3">
        <text:list-item>
          <text:p text:style-name="P30">There are over 55,000 students and over 10,000 faculty that walk around the campus at some point each day. With other staff, administration, and employees that makes over 100,000 sets of feet that can contribute renewable energy to a “smart-grid”.</text:p>
        </text:list-item>
        <text:list-item>
          <text:p text:style-name="P30">Individuals can be tracked utilizing a RFID module attached to them.</text:p>
        </text:list-item>
        <text:list-item>
          <text:p text:style-name="P30">The primary places to implement the grid include walkways, hallways, sidewalks, doorways, and in various seating configurations (meaning not limited to just classrooms).</text:p>
        </text:list-item>
        <text:list-item>
          <text:p text:style-name="P30">The “smart-grid” technology will be mainly modular and available in many form factors for the common household within five years.</text:p>
        </text:list-item>
        <text:list-item>
          <text:p text:style-name="P30">This green technology will serve commercial and residential construction markets, foreign and domestic.</text:p>
        </text:list-item>
        <text:list-item>
          <text:p text:style-name="P30">It is possible to develop a “smart-grid” in a limited area on campus and have it up and running by April 2013.</text:p>
        </text:list-item>
      </text:list>
      <text:p text:style-name="P19"/>
      <text:p text:style-name="P18"><text:span text:style-name="T2"/></text:p>
      <text:p text:style-name="P46"><text:span text:style-name="T2"/></text:p>
      <text:p text:style-name="P46"><text:span text:style-name="T2"/></text:p>
      <text:p text:style-name="P46"><text:span text:style-name="T2"/></text:p>
      <text:p text:style-name="P46"><text:soft-page-break/><text:span text:style-name="T2">Milestones and Schedule</text:span></text:p>
      <text:p text:style-name="P17">Finalize scope</text:p>
      <text:p text:style-name="P17">Finalize plan for deliverable</text:p>
      <text:p text:style-name="P17">Finish schedule</text:p>
      <text:p text:style-name="P17">Determine materials needed</text:p>
      <text:p text:style-name="P17">Complete/compile research</text:p>
      <text:p text:style-name="P17">SURE Application 2/15</text:p>
      <text:p text:style-name="P17">Finalize Branding</text:p>
      <text:p text:style-name="P17">Midterm</text:p>
      <text:p text:style-name="P17">Finish web app design/scripting</text:p>
      <text:p text:style-name="P17">Finish assembly</text:p>
      <text:p text:style-name="P17">Finalize presentation format</text:p>
      <text:p text:style-name="P17">Finish presentation</text:p>
      <text:p text:style-name="P17">SURE Event 4/5</text:p>
      <text:p text:style-name="P4">Final</text:p>
      <text:p text:style-name="P5"/>
      <text:p text:style-name="P5"/>
      <text:p text:style-name="P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oft-page-break/><text:span text:style-name="T2">Product Development Schedule</text:span></text:p>
      <text:p text:style-name="P4">This would be going beyond the SURE event with pre production, production, <text:s/>and post production. </text:p>
      <text:p text:style-name="P4"/>
      <text:p text:style-name="P4"/>
      <text:p text:style-name="P4"/>
      <text:p text:style-name="P4"/>
      <text:p text:style-name="P4"/>
      <text:p text:style-name="P5"/>
      <text:p text:style-name="P5"/>
      <text:p text:style-name="P5"/>
      <text:p text:style-name="P5"/>
      <text:p text:style-name="P5"/>
      <text:p text:style-name="P6"/>
      <text:p text:style-name="P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Initial Design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text:soft-page-break/><text:span text:style-name="T4">Necessary Equipment</text:span></text:p>
      <text:p text:style-name="P45"><text:span text:style-name="T4"/></text:p>
      <text:list xml:id="list23457888" text:style-name="L1">
        <text:list-item>
          <text:p text:style-name="P43">soldering iron</text:p>
        </text:list-item>
        <text:list-item>
          <text:p text:style-name="P48">saw</text:p>
        </text:list-item>
        <text:list-item>
          <text:p text:style-name="P48">screws</text:p>
        </text:list-item>
        <text:list-item>
          <text:p text:style-name="P48">nails</text:p>
        </text:list-item>
        <text:list-item>
          <text:p text:style-name="P48">old computer keyboard</text:p>
        </text:list-item>
        <text:list-item>
          <text:p text:style-name="P48">copper wire</text:p>
        </text:list-item>
        <text:list-item>
          <text:p text:style-name="P48">copper film/foil</text:p>
        </text:list-item>
        <text:list-item>
          <text:p text:style-name="P48">tin wire</text:p>
        </text:list-item>
        <text:list-item>
          <text:p text:style-name="P48">foam pad</text:p>
        </text:list-item>
        <text:list-item>
          <text:p text:style-name="P48">carpet</text:p>
        </text:list-item>
        <text:list-item>
          <text:p text:style-name="P48">spray paint</text:p>
        </text:list-item>
        <text:list-item>
          <text:p text:style-name="P48">computer (laptop)</text:p>
          <text:list>
            <text:list-item>
              <text:p text:style-name="P48">battery</text:p>
            </text:list-item>
            <text:list-item>
              <text:p text:style-name="P48">power supply</text:p>
            </text:list-item>
            <text:list-item>
              <text:p text:style-name="P48">power strip</text:p>
            </text:list-item>
            <text:list-item>
              <text:p text:style-name="P48">power cable (50' +)</text:p>
            </text:list-item>
          </text:list>
        </text:list-item>
        <text:list-item>
          <text:p text:style-name="P48">science display board</text:p>
        </text:list-item>
        <text:list-item>
          <text:p text:style-name="P48">poster board</text:p>
        </text:list-item>
        <text:list-item>
          <text:p text:style-name="P48">paper</text:p>
        </text:list-item>
      </text:list>
      <text:p text:style-name="P47"/>
      <text:p text:style-name="P47"/>
      <text:p text:style-name="P47"/>
      <text:p text:style-name="P47"/>
      <text:p text:style-name="P47"/>
      <text:p text:style-name="P47"/>
      <text:p text:style-name="P47"/>
      <text:p text:style-name="P20"/>
      <text:p text:style-name="P20"/>
      <text:p text:style-name="P20"/>
      <text:p text:style-name="P20"/>
      <text:p text:style-name="P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oft-page-break/><text:span text:style-name="T4">List Of Figures (Budge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text:soft-page-break/><text:span text:style-name="T4">Key Imagery</text:span></text:p>
      <text:p text:style-name="P5"><text:span text:style-name="T6">(</text:span><text:span text:style-name="T6">images</text:span><text:span text:style-name="T6"> </text:span><text:span text:style-name="T6">from</text:span><text:span text:style-name="T6"> </text:span><text:span text:style-name="T6">facebook</text:span><text:span text:style-name="T6">)</text:span></text:p>
      <text:p text:style-name="P14"/>
      <text:p text:style-name="P13"/>
      <text:p text:style-name="P14"/>
      <text:p text:style-name="P14"/>
      <text:p text:style-name="P1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References</text:p>
      <text:p text:style-name="P21"/>
      <text:p text:style-name="P17">One Square Meter:</text:p>
      <text:p text:style-name="P17"><text:a xlink:type="simple" xlink:href="http://ourworld.unu.edu/en/lets_generate_electricity_by_walking/"><text:span text:style-name="T11">http</text:span></text:a><text:a xlink:type="simple" xlink:href="http://ourworld.unu.edu/en/lets_generate_electricity_by_walking/"><text:span text:style-name="T11">://</text:span></text:a><text:a xlink:type="simple" xlink:href="http://ourworld.unu.edu/en/lets_generate_electricity_by_walking/"><text:span text:style-name="T11">ourworld</text:span></text:a><text:a xlink:type="simple" xlink:href="http://ourworld.unu.edu/en/lets_generate_electricity_by_walking/"><text:span text:style-name="T11">.</text:span></text:a><text:a xlink:type="simple" xlink:href="http://ourworld.unu.edu/en/lets_generate_electricity_by_walking/"><text:span text:style-name="T11">unu</text:span></text:a><text:a xlink:type="simple" xlink:href="http://ourworld.unu.edu/en/lets_generate_electricity_by_walking/"><text:span text:style-name="T11">.</text:span></text:a><text:a xlink:type="simple" xlink:href="http://ourworld.unu.edu/en/lets_generate_electricity_by_walking/"><text:span text:style-name="T11">edu</text:span></text:a><text:a xlink:type="simple" xlink:href="http://ourworld.unu.edu/en/lets_generate_electricity_by_walking/"><text:span text:style-name="T11">/</text:span></text:a><text:a xlink:type="simple" xlink:href="http://ourworld.unu.edu/en/lets_generate_electricity_by_walking/"><text:span text:style-name="T11">en</text:span></text:a><text:a xlink:type="simple" xlink:href="http://ourworld.unu.edu/en/lets_generate_electricity_by_walking/"><text:span text:style-name="T11">/</text:span></text:a><text:a xlink:type="simple" xlink:href="http://ourworld.unu.edu/en/lets_generate_electricity_by_walking/"><text:span text:style-name="T11">lets</text:span></text:a><text:a xlink:type="simple" xlink:href="http://ourworld.unu.edu/en/lets_generate_electricity_by_walking/"><text:span text:style-name="T11">_</text:span></text:a><text:a xlink:type="simple" xlink:href="http://ourworld.unu.edu/en/lets_generate_electricity_by_walking/"><text:span text:style-name="T11">generate</text:span></text:a><text:a xlink:type="simple" xlink:href="http://ourworld.unu.edu/en/lets_generate_electricity_by_walking/"><text:span text:style-name="T11">_</text:span></text:a><text:a xlink:type="simple" xlink:href="http://ourworld.unu.edu/en/lets_generate_electricity_by_walking/"><text:span text:style-name="T11">electricity</text:span></text:a><text:a xlink:type="simple" xlink:href="http://ourworld.unu.edu/en/lets_generate_electricity_by_walking/"><text:span text:style-name="T11">_</text:span></text:a><text:a xlink:type="simple" xlink:href="http://ourworld.unu.edu/en/lets_generate_electricity_by_walking/"><text:span text:style-name="T11">by</text:span></text:a><text:a xlink:type="simple" xlink:href="http://ourworld.unu.edu/en/lets_generate_electricity_by_walking/"><text:span text:style-name="T11">_</text:span></text:a><text:a xlink:type="simple" xlink:href="http://ourworld.unu.edu/en/lets_generate_electricity_by_walking/"><text:span text:style-name="T11">walking</text:span></text:a><text:a xlink:type="simple" xlink:href="http://ourworld.unu.edu/en/lets_generate_electricity_by_walking/"><text:span text:style-name="T11">/</text:span></text:a></text:p>
      <text:p text:style-name="P22"/>
      <text:p text:style-name="P17">Piezoelectric Technology</text:p>
      <text:p text:style-name="P17"><text:a xlink:type="simple" xlink:href="http://en.wikipedia.org/wiki/Peizoelctric"><text:span text:style-name="T11">http</text:span></text:a><text:a xlink:type="simple" xlink:href="http://en.wikipedia.org/wiki/Peizoelctric"><text:span text:style-name="T11">://</text:span></text:a><text:a xlink:type="simple" xlink:href="http://en.wikipedia.org/wiki/Peizoelctric"><text:span text:style-name="T11">en</text:span></text:a><text:a xlink:type="simple" xlink:href="http://en.wikipedia.org/wiki/Peizoelctric"><text:span text:style-name="T11">.</text:span></text:a><text:a xlink:type="simple" xlink:href="http://en.wikipedia.org/wiki/Peizoelctric"><text:span text:style-name="T11">wikipedia</text:span></text:a><text:a xlink:type="simple" xlink:href="http://en.wikipedia.org/wiki/Peizoelctric"><text:span text:style-name="T11">.</text:span></text:a><text:a xlink:type="simple" xlink:href="http://en.wikipedia.org/wiki/Peizoelctric"><text:span text:style-name="T11">org</text:span></text:a><text:a xlink:type="simple" xlink:href="http://en.wikipedia.org/wiki/Peizoelctric"><text:span text:style-name="T11">/</text:span></text:a><text:a xlink:type="simple" xlink:href="http://en.wikipedia.org/wiki/Peizoelctric"><text:span text:style-name="T11">wiki</text:span></text:a><text:a xlink:type="simple" xlink:href="http://en.wikipedia.org/wiki/Peizoelctric"><text:span text:style-name="T11">/</text:span></text:a><text:a xlink:type="simple" xlink:href="http://en.wikipedia.org/wiki/Peizoelctric"><text:span text:style-name="T11">Peizoelctric</text:span></text:a></text:p>
      <text:p text:style-name="P22"/>
      <text:p text:style-name="P17">Generate Electricity by Walking</text:p>
      <text:p text:style-name="P17"><text:a xlink:type="simple" xlink:href="http://emilychang.com/2009/01/generate-electricity-by-walking/"><text:span text:style-name="T11">http</text:span></text:a><text:a xlink:type="simple" xlink:href="http://emilychang.com/2009/01/generate-electricity-by-walking/"><text:span text:style-name="T11">://</text:span></text:a><text:a xlink:type="simple" xlink:href="http://emilychang.com/2009/01/generate-electricity-by-walking/"><text:span text:style-name="T11">emilychang</text:span></text:a><text:a xlink:type="simple" xlink:href="http://emilychang.com/2009/01/generate-electricity-by-walking/"><text:span text:style-name="T11">.</text:span></text:a><text:a xlink:type="simple" xlink:href="http://emilychang.com/2009/01/generate-electricity-by-walking/"><text:span text:style-name="T11">com</text:span></text:a><text:a xlink:type="simple" xlink:href="http://emilychang.com/2009/01/generate-electricity-by-walking/"><text:span text:style-name="T11">/2009/01/</text:span></text:a><text:a xlink:type="simple" xlink:href="http://emilychang.com/2009/01/generate-electricity-by-walking/"><text:span text:style-name="T11">generate</text:span></text:a><text:a xlink:type="simple" xlink:href="http://emilychang.com/2009/01/generate-electricity-by-walking/"><text:span text:style-name="T11">-</text:span></text:a><text:a xlink:type="simple" xlink:href="http://emilychang.com/2009/01/generate-electricity-by-walking/"><text:span text:style-name="T11">electricity</text:span></text:a><text:a xlink:type="simple" xlink:href="http://emilychang.com/2009/01/generate-electricity-by-walking/"><text:span text:style-name="T11">-</text:span></text:a><text:a xlink:type="simple" xlink:href="http://emilychang.com/2009/01/generate-electricity-by-walking/"><text:span text:style-name="T11">by</text:span></text:a><text:a xlink:type="simple" xlink:href="http://emilychang.com/2009/01/generate-electricity-by-walking/"><text:span text:style-name="T11">-</text:span></text:a><text:a xlink:type="simple" xlink:href="http://emilychang.com/2009/01/generate-electricity-by-walking/"><text:span text:style-name="T11">walking</text:span></text:a><text:a xlink:type="simple" xlink:href="http://emilychang.com/2009/01/generate-electricity-by-walking/"><text:span text:style-name="T11">/</text:span></text:a></text:p>
      <text:p text:style-name="P22"/>
      <text:p text:style-name="P17">PAVGEN Systems</text:p>
      <text:p text:style-name="P17"><text:a xlink:type="simple" xlink:href="http://www.pavgen.com/"><text:span text:style-name="T11">http</text:span></text:a><text:a xlink:type="simple" xlink:href="http://www.pavgen.com/"><text:span text:style-name="T11">://</text:span></text:a><text:a xlink:type="simple" xlink:href="http://www.pavgen.com/"><text:span text:style-name="T11">www</text:span></text:a><text:a xlink:type="simple" xlink:href="http://www.pavgen.com/"><text:span text:style-name="T11">.</text:span></text:a><text:a xlink:type="simple" xlink:href="http://www.pavgen.com/"><text:span text:style-name="T11">pavgen</text:span></text:a><text:a xlink:type="simple" xlink:href="http://www.pavgen.com/"><text:span text:style-name="T11">.</text:span></text:a><text:a xlink:type="simple" xlink:href="http://www.pavgen.com/"><text:span text:style-name="T11">com</text:span></text:a><text:a xlink:type="simple" xlink:href="http://www.pavgen.com/"><text:span text:style-name="T11">/</text:span></text:a></text:p>
      <text:p text:style-name="P17"><text:a xlink:type="simple" xlink:href="http://www.geekosystem.com/pavgen-sidewalk-tiles/"><text:span text:style-name="T11">http</text:span></text:a><text:a xlink:type="simple" xlink:href="http://www.geekosystem.com/pavgen-sidewalk-tiles/"><text:span text:style-name="T11">://</text:span></text:a><text:a xlink:type="simple" xlink:href="http://www.geekosystem.com/pavgen-sidewalk-tiles/"><text:span text:style-name="T11">www</text:span></text:a><text:a xlink:type="simple" xlink:href="http://www.geekosystem.com/pavgen-sidewalk-tiles/"><text:span text:style-name="T11">.</text:span></text:a><text:a xlink:type="simple" xlink:href="http://www.geekosystem.com/pavgen-sidewalk-tiles/"><text:span text:style-name="T11">geekosystem</text:span></text:a><text:a xlink:type="simple" xlink:href="http://www.geekosystem.com/pavgen-sidewalk-tiles/"><text:span text:style-name="T11">.</text:span></text:a><text:a xlink:type="simple" xlink:href="http://www.geekosystem.com/pavgen-sidewalk-tiles/"><text:span text:style-name="T11">com</text:span></text:a><text:a xlink:type="simple" xlink:href="http://www.geekosystem.com/pavgen-sidewalk-tiles/"><text:span text:style-name="T11">/</text:span></text:a><text:a xlink:type="simple" xlink:href="http://www.geekosystem.com/pavgen-sidewalk-tiles/"><text:span text:style-name="T11">pavgen</text:span></text:a><text:a xlink:type="simple" xlink:href="http://www.geekosystem.com/pavgen-sidewalk-tiles/"><text:span text:style-name="T11">-</text:span></text:a><text:a xlink:type="simple" xlink:href="http://www.geekosystem.com/pavgen-sidewalk-tiles/"><text:span text:style-name="T11">sidewalk</text:span></text:a><text:a xlink:type="simple" xlink:href="http://www.geekosystem.com/pavgen-sidewalk-tiles/"><text:span text:style-name="T11">-</text:span></text:a><text:a xlink:type="simple" xlink:href="http://www.geekosystem.com/pavgen-sidewalk-tiles/"><text:span text:style-name="T11">tiles</text:span></text:a><text:a xlink:type="simple" xlink:href="http://www.geekosystem.com/pavgen-sidewalk-tiles/"><text:span text:style-name="T11">/</text:span></text:a></text:p>
      <text:p text:style-name="P22"/>
      <text:p text:style-name="P17">Additional References</text:p>
      <text:p text:style-name="P17"><text:a xlink:type="simple" xlink:href="http://www.alternative-energy-news.info/human-power-is-the-future/"><text:span text:style-name="T11">http</text:span></text:a><text:a xlink:type="simple" xlink:href="http://www.alternative-energy-news.info/human-power-is-the-future/"><text:span text:style-name="T11">://</text:span></text:a><text:a xlink:type="simple" xlink:href="http://www.alternative-energy-news.info/human-power-is-the-future/"><text:span text:style-name="T11">www</text:span></text:a><text:a xlink:type="simple" xlink:href="http://www.alternative-energy-news.info/human-power-is-the-future/"><text:span text:style-name="T11">.</text:span></text:a><text:a xlink:type="simple" xlink:href="http://www.alternative-energy-news.info/human-power-is-the-future/"><text:span text:style-name="T11">alternative</text:span></text:a><text:a xlink:type="simple" xlink:href="http://www.alternative-energy-news.info/human-power-is-the-future/"><text:span text:style-name="T11">-</text:span></text:a><text:a xlink:type="simple" xlink:href="http://www.alternative-energy-news.info/human-power-is-the-future/"><text:span text:style-name="T11">energy</text:span></text:a><text:a xlink:type="simple" xlink:href="http://www.alternative-energy-news.info/human-power-is-the-future/"><text:span text:style-name="T11">-</text:span></text:a><text:a xlink:type="simple" xlink:href="http://www.alternative-energy-news.info/human-power-is-the-future/"><text:span text:style-name="T11">news</text:span></text:a><text:a xlink:type="simple" xlink:href="http://www.alternative-energy-news.info/human-power-is-the-future/"><text:span text:style-name="T11">.</text:span></text:a><text:a xlink:type="simple" xlink:href="http://www.alternative-energy-news.info/human-power-is-the-future/"><text:span text:style-name="T11">info</text:span></text:a><text:a xlink:type="simple" xlink:href="http://www.alternative-energy-news.info/human-power-is-the-future/"><text:span text:style-name="T11">/</text:span></text:a><text:a xlink:type="simple" xlink:href="http://www.alternative-energy-news.info/human-power-is-the-future/"><text:span text:style-name="T11">human</text:span></text:a><text:a xlink:type="simple" xlink:href="http://www.alternative-energy-news.info/human-power-is-the-future/"><text:span text:style-name="T11">-</text:span></text:a><text:a xlink:type="simple" xlink:href="http://www.alternative-energy-news.info/human-power-is-the-future/"><text:span text:style-name="T11">power</text:span></text:a><text:a xlink:type="simple" xlink:href="http://www.alternative-energy-news.info/human-power-is-the-future/"><text:span text:style-name="T11">-</text:span></text:a><text:a xlink:type="simple" xlink:href="http://www.alternative-energy-news.info/human-power-is-the-future/"><text:span text:style-name="T11">is</text:span></text:a><text:a xlink:type="simple" xlink:href="http://www.alternative-energy-news.info/human-power-is-the-future/"><text:span text:style-name="T11">-</text:span></text:a><text:a xlink:type="simple" xlink:href="http://www.alternative-energy-news.info/human-power-is-the-future/"><text:span text:style-name="T11">the</text:span></text:a><text:a xlink:type="simple" xlink:href="http://www.alternative-energy-news.info/human-power-is-the-future/"><text:span text:style-name="T11">-</text:span></text:a><text:a xlink:type="simple" xlink:href="http://www.alternative-energy-news.info/human-power-is-the-future/"><text:span text:style-name="T11">future</text:span></text:a><text:a xlink:type="simple" xlink:href="http://www.alternative-energy-news.info/human-power-is-the-future/"><text:span text:style-name="T11">/</text:span></text:a> <text:a xlink:type="simple" xlink:href="http://science.howstuffworks.com/environmental/green-science/house-music-energy-crisis1.htm"><text:span text:style-name="T11">http</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science</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howstuffworks</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com</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environmental</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green</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science</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house</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music</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energy</text:span></text:a><text:a xlink:type="simple" xlink:href="http://science.howstuffworks.com/environmental/green-science/house-music-energy-crisis1.htm"><text:span text:style-name="T11">-</text:span></text:a><text:a xlink:type="simple" xlink:href="http://science.howstuffworks.com/environmental/green-science/house-music-energy-crisis1.htm"><text:span text:style-name="T11">crisis</text:span></text:a><text:a xlink:type="simple" xlink:href="http://science.howstuffworks.com/environmental/green-science/house-music-energy-crisis1.htm"><text:span text:style-name="T11">1.</text:span></text:a><text:a xlink:type="simple" xlink:href="http://science.howstuffworks.com/environmental/green-science/house-music-energy-crisis1.htm"><text:span text:style-name="T11">htm</text:span></text:a></text:p>
      <text:p text:style-name="P17"><text:a xlink:type="simple" xlink:href="http://www.hughesresearch.co.uk/index.php"><text:span text:style-name="T11">http</text:span></text:a><text:a xlink:type="simple" xlink:href="http://www.hughesresearch.co.uk/index.php"><text:span text:style-name="T11">://</text:span></text:a><text:a xlink:type="simple" xlink:href="http://www.hughesresearch.co.uk/index.php"><text:span text:style-name="T11">www</text:span></text:a><text:a xlink:type="simple" xlink:href="http://www.hughesresearch.co.uk/index.php"><text:span text:style-name="T11">.</text:span></text:a><text:a xlink:type="simple" xlink:href="http://www.hughesresearch.co.uk/index.php"><text:span text:style-name="T11">hughesresearch</text:span></text:a><text:a xlink:type="simple" xlink:href="http://www.hughesresearch.co.uk/index.php"><text:span text:style-name="T11">.</text:span></text:a><text:a xlink:type="simple" xlink:href="http://www.hughesresearch.co.uk/index.php"><text:span text:style-name="T11">co</text:span></text:a><text:a xlink:type="simple" xlink:href="http://www.hughesresearch.co.uk/index.php"><text:span text:style-name="T11">.</text:span></text:a><text:a xlink:type="simple" xlink:href="http://www.hughesresearch.co.uk/index.php"><text:span text:style-name="T11">uk</text:span></text:a><text:a xlink:type="simple" xlink:href="http://www.hughesresearch.co.uk/index.php"><text:span text:style-name="T11">/</text:span></text:a><text:a xlink:type="simple" xlink:href="http://www.hughesresearch.co.uk/index.php"><text:span text:style-name="T11">index</text:span></text:a><text:a xlink:type="simple" xlink:href="http://www.hughesresearch.co.uk/index.php"><text:span text:style-name="T11">.</text:span></text:a><text:a xlink:type="simple" xlink:href="http://www.hughesresearch.co.uk/index.php"><text:span text:style-name="T11">php</text:span></text:a>?</text:p>
      <text:p text:style-name="P17"><text:a xlink:type="simple" xlink:href="http://spectrum.ieee.org/green-tech/mass-transit/startups-try-to-capture-road-traffics-excess-energy"><text:span text:style-name="T11">http</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spectrum</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ieee</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org</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green</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tech</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mass</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transit</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startups</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try</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to</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capture</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road</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traffics</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excess</text:span></text:a><text:a xlink:type="simple" xlink:href="http://spectrum.ieee.org/green-tech/mass-transit/startups-try-to-capture-road-traffics-excess-energy"><text:span text:style-name="T11">-</text:span></text:a><text:a xlink:type="simple" xlink:href="http://spectrum.ieee.org/green-tech/mass-transit/startups-try-to-capture-road-traffics-excess-energy"><text:span text:style-name="T11">energy</text:span></text:a></text:p>
      <text:p text:style-name="P17"><text:a xlink:type="simple" xlink:href="http://www.technologyreview.com/energy/24428/"><text:span text:style-name="T11">http</text:span></text:a><text:a xlink:type="simple" xlink:href="http://www.technologyreview.com/energy/24428/"><text:span text:style-name="T11">://</text:span></text:a><text:a xlink:type="simple" xlink:href="http://www.technologyreview.com/energy/24428/"><text:span text:style-name="T11">www</text:span></text:a><text:a xlink:type="simple" xlink:href="http://www.technologyreview.com/energy/24428/"><text:span text:style-name="T11">.</text:span></text:a><text:a xlink:type="simple" xlink:href="http://www.technologyreview.com/energy/24428/"><text:span text:style-name="T11">technologyreview</text:span></text:a><text:a xlink:type="simple" xlink:href="http://www.technologyreview.com/energy/24428/"><text:span text:style-name="T11">.</text:span></text:a><text:a xlink:type="simple" xlink:href="http://www.technologyreview.com/energy/24428/"><text:span text:style-name="T11">com</text:span></text:a><text:a xlink:type="simple" xlink:href="http://www.technologyreview.com/energy/24428/"><text:span text:style-name="T11">/</text:span></text:a><text:a xlink:type="simple" xlink:href="http://www.technologyreview.com/energy/24428/"><text:span text:style-name="T11">energy</text:span></text:a><text:a xlink:type="simple" xlink:href="http://www.technologyreview.com/energy/24428/"><text:span text:style-name="T11">/24428/</text:span></text:a></text:p>
      <text:p text:style-name="P17"><text:a xlink:type="simple" xlink:href="http://www.youtube.com/watch?v=Eam1-9FDD-Y"><text:span text:style-name="T11">http</text:span></text:a><text:a xlink:type="simple" xlink:href="http://www.youtube.com/watch?v=Eam1-9FDD-Y"><text:span text:style-name="T11">://</text:span></text:a><text:a xlink:type="simple" xlink:href="http://www.youtube.com/watch?v=Eam1-9FDD-Y"><text:span text:style-name="T11">www</text:span></text:a><text:a xlink:type="simple" xlink:href="http://www.youtube.com/watch?v=Eam1-9FDD-Y"><text:span text:style-name="T11">.</text:span></text:a><text:a xlink:type="simple" xlink:href="http://www.youtube.com/watch?v=Eam1-9FDD-Y"><text:span text:style-name="T11">youtube</text:span></text:a><text:a xlink:type="simple" xlink:href="http://www.youtube.com/watch?v=Eam1-9FDD-Y"><text:span text:style-name="T11">.</text:span></text:a><text:a xlink:type="simple" xlink:href="http://www.youtube.com/watch?v=Eam1-9FDD-Y"><text:span text:style-name="T11">com</text:span></text:a><text:a xlink:type="simple" xlink:href="http://www.youtube.com/watch?v=Eam1-9FDD-Y"><text:span text:style-name="T11">/</text:span></text:a><text:a xlink:type="simple" xlink:href="http://www.youtube.com/watch?v=Eam1-9FDD-Y"><text:span text:style-name="T11">watch</text:span></text:a><text:a xlink:type="simple" xlink:href="http://www.youtube.com/watch?v=Eam1-9FDD-Y"><text:span text:style-name="T11">?</text:span></text:a><text:a xlink:type="simple" xlink:href="http://www.youtube.com/watch?v=Eam1-9FDD-Y"><text:span text:style-name="T11">v</text:span></text:a><text:a xlink:type="simple" xlink:href="http://www.youtube.com/watch?v=Eam1-9FDD-Y"><text:span text:style-name="T11">=</text:span></text:a><text:a xlink:type="simple" xlink:href="http://www.youtube.com/watch?v=Eam1-9FDD-Y"><text:span text:style-name="T11">Eam</text:span></text:a><text:a xlink:type="simple" xlink:href="http://www.youtube.com/watch?v=Eam1-9FDD-Y"><text:span text:style-name="T11">1-9</text:span></text:a><text:a xlink:type="simple" xlink:href="http://www.youtube.com/watch?v=Eam1-9FDD-Y"><text:span text:style-name="T11">FDD</text:span></text:a><text:a xlink:type="simple" xlink:href="http://www.youtube.com/watch?v=Eam1-9FDD-Y"><text:span text:style-name="T11">-</text:span></text:a><text:a xlink:type="simple" xlink:href="http://www.youtube.com/watch?v=Eam1-9FDD-Y"><text:span text:style-name="T11">Y</text:span></text:a></text:p>
      <text:p text:style-name="P17"><text:a xlink:type="simple" xlink:href="http://www.youtube.com/watch?v=YFITXmzB9EI&amp;feature=related"><text:span text:style-name="T11">http</text:span></text:a><text:a xlink:type="simple" xlink:href="http://www.youtube.com/watch?v=YFITXmzB9EI&amp;feature=related"><text:span text:style-name="T11">://</text:span></text:a><text:a xlink:type="simple" xlink:href="http://www.youtube.com/watch?v=YFITXmzB9EI&amp;feature=related"><text:span text:style-name="T11">www</text:span></text:a><text:a xlink:type="simple" xlink:href="http://www.youtube.com/watch?v=YFITXmzB9EI&amp;feature=related"><text:span text:style-name="T11">.</text:span></text:a><text:a xlink:type="simple" xlink:href="http://www.youtube.com/watch?v=YFITXmzB9EI&amp;feature=related"><text:span text:style-name="T11">youtube</text:span></text:a><text:a xlink:type="simple" xlink:href="http://www.youtube.com/watch?v=YFITXmzB9EI&amp;feature=related"><text:span text:style-name="T11">.</text:span></text:a><text:a xlink:type="simple" xlink:href="http://www.youtube.com/watch?v=YFITXmzB9EI&amp;feature=related"><text:span text:style-name="T11">com</text:span></text:a><text:a xlink:type="simple" xlink:href="http://www.youtube.com/watch?v=YFITXmzB9EI&amp;feature=related"><text:span text:style-name="T11">/</text:span></text:a><text:a xlink:type="simple" xlink:href="http://www.youtube.com/watch?v=YFITXmzB9EI&amp;feature=related"><text:span text:style-name="T11">watch</text:span></text:a><text:a xlink:type="simple" xlink:href="http://www.youtube.com/watch?v=YFITXmzB9EI&amp;feature=related"><text:span text:style-name="T11">?</text:span></text:a><text:a xlink:type="simple" xlink:href="http://www.youtube.com/watch?v=YFITXmzB9EI&amp;feature=related"><text:span text:style-name="T11">v</text:span></text:a><text:a xlink:type="simple" xlink:href="http://www.youtube.com/watch?v=YFITXmzB9EI&amp;feature=related"><text:span text:style-name="T11">=</text:span></text:a><text:a xlink:type="simple" xlink:href="http://www.youtube.com/watch?v=YFITXmzB9EI&amp;feature=related"><text:span text:style-name="T11">YFITXmzB</text:span></text:a><text:a xlink:type="simple" xlink:href="http://www.youtube.com/watch?v=YFITXmzB9EI&amp;feature=related"><text:span text:style-name="T11">9</text:span></text:a><text:a xlink:type="simple" xlink:href="http://www.youtube.com/watch?v=YFITXmzB9EI&amp;feature=related"><text:span text:style-name="T11">EI</text:span></text:a><text:a xlink:type="simple" xlink:href="http://www.youtube.com/watch?v=YFITXmzB9EI&amp;feature=related"><text:span text:style-name="T11">&amp;</text:span></text:a><text:a xlink:type="simple" xlink:href="http://www.youtube.com/watch?v=YFITXmzB9EI&amp;feature=related"><text:span text:style-name="T11">feature</text:span></text:a><text:a xlink:type="simple" xlink:href="http://www.youtube.com/watch?v=YFITXmzB9EI&amp;feature=related"><text:span text:style-name="T11">=</text:span></text:a><text:a xlink:type="simple" xlink:href="http://www.youtube.com/watch?v=YFITXmzB9EI&amp;feature=related"><text:span text:style-name="T11">related</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665in" fo:margin-bottom="0.0417in"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1665in" fo:margin-bottom="0.0417in"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1665in" fo:margin-bottom="0.0417in"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Verdana1"/>
      </text:list-level-style-bullet>
      <text:list-level-style-bullet text:level="2" text:style-name="List1Level1" text:bullet-char="●">
        <style:list-level-properties text:space-before="0.75in"/>
        <style:text-properties style:font-name="Verdana1"/>
      </text:list-level-style-bullet>
      <text:list-level-style-bullet text:level="3" text:style-name="List1Level2" text:bullet-char="●">
        <style:list-level-properties text:min-label-width="1in" fo:text-align="end"/>
        <style:text-properties style:font-name="Verdana1"/>
      </text:list-level-style-bullet>
      <text:list-level-style-bullet text:level="4" text:style-name="List1Level3" text:bullet-char="●">
        <style:list-level-properties text:space-before="1.75in"/>
        <style:text-properties style:font-name="Verdana1"/>
      </text:list-level-style-bullet>
      <text:list-level-style-bullet text:level="5" text:style-name="List1Level4" text:bullet-char="●">
        <style:list-level-properties text:space-before="2.25in"/>
        <style:text-properties style:font-name="Verdana1"/>
      </text:list-level-style-bullet>
      <text:list-level-style-bullet text:level="6" text:style-name="List1Level5" text:bullet-char="●">
        <style:list-level-properties text:min-label-width="1.75in" fo:text-align="end"/>
        <style:text-properties style:font-name="Verdana1"/>
      </text:list-level-style-bullet>
      <text:list-level-style-bullet text:level="7" text:style-name="List1Level6" text:bullet-char="●">
        <style:list-level-properties text:space-before="3.25in"/>
        <style:text-properties style:font-name="Verdana1"/>
      </text:list-level-style-bullet>
      <text:list-level-style-bullet text:level="8" text:style-name="List1Level7" text:bullet-char="●">
        <style:list-level-properties text:space-before="3.75in"/>
        <style:text-properties style:font-name="Verdana1"/>
      </text:list-level-style-bullet>
      <text:list-level-style-bullet text:level="9" text:style-name="List1Level8" text:bullet-char="●">
        <style:list-level-properties text:min-label-width="2.5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1"/>
      </text:list-level-style-bullet>
      <text:list-level-style-bullet text:level="2" text:style-name="List2Level1" text:bullet-char="●">
        <style:list-level-properties text:space-before="0.75in"/>
        <style:text-properties style:font-name="Verdana1"/>
      </text:list-level-style-bullet>
      <text:list-level-style-bullet text:level="3" text:style-name="List2Level2" text:bullet-char="●">
        <style:list-level-properties text:min-label-width="1in" fo:text-align="end"/>
        <style:text-properties style:font-name="Verdana1"/>
      </text:list-level-style-bullet>
      <text:list-level-style-bullet text:level="4" text:style-name="List2Level3" text:bullet-char="●">
        <style:list-level-properties text:space-before="1.75in"/>
        <style:text-properties style:font-name="Verdana1"/>
      </text:list-level-style-bullet>
      <text:list-level-style-bullet text:level="5" text:style-name="List2Level4" text:bullet-char="●">
        <style:list-level-properties text:space-before="2.25in"/>
        <style:text-properties style:font-name="Verdana1"/>
      </text:list-level-style-bullet>
      <text:list-level-style-bullet text:level="6" text:style-name="List2Level5" text:bullet-char="●">
        <style:list-level-properties text:min-label-width="1.75in" fo:text-align="end"/>
        <style:text-properties style:font-name="Verdana1"/>
      </text:list-level-style-bullet>
      <text:list-level-style-bullet text:level="7" text:style-name="List2Level6" text:bullet-char="●">
        <style:list-level-properties text:space-before="3.25in"/>
        <style:text-properties style:font-name="Verdana1"/>
      </text:list-level-style-bullet>
      <text:list-level-style-bullet text:level="8" text:style-name="List2Level7" text:bullet-char="●">
        <style:list-level-properties text:space-before="3.75in"/>
        <style:text-properties style:font-name="Verdana1"/>
      </text:list-level-style-bullet>
      <text:list-level-style-bullet text:level="9" text:style-name="List2Level8" text:bullet-char="●">
        <style:list-level-properties text:min-label-width="2.5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Verdana1"/>
      </text:list-level-style-bullet>
      <text:list-level-style-bullet text:level="2" text:style-name="List3Level1" text:bullet-char="●">
        <style:list-level-properties text:space-before="0.75in"/>
        <style:text-properties style:font-name="Verdana1"/>
      </text:list-level-style-bullet>
      <text:list-level-style-bullet text:level="3" text:style-name="List3Level2" text:bullet-char="●">
        <style:list-level-properties text:min-label-width="1in" fo:text-align="end"/>
        <style:text-properties style:font-name="Verdana1"/>
      </text:list-level-style-bullet>
      <text:list-level-style-bullet text:level="4" text:style-name="List3Level3" text:bullet-char="●">
        <style:list-level-properties text:space-before="1.75in"/>
        <style:text-properties style:font-name="Verdana1"/>
      </text:list-level-style-bullet>
      <text:list-level-style-bullet text:level="5" text:style-name="List3Level4" text:bullet-char="●">
        <style:list-level-properties text:space-before="2.25in"/>
        <style:text-properties style:font-name="Verdana1"/>
      </text:list-level-style-bullet>
      <text:list-level-style-bullet text:level="6" text:style-name="List3Level5" text:bullet-char="●">
        <style:list-level-properties text:min-label-width="1.75in" fo:text-align="end"/>
        <style:text-properties style:font-name="Verdana1"/>
      </text:list-level-style-bullet>
      <text:list-level-style-bullet text:level="7" text:style-name="List3Level6" text:bullet-char="●">
        <style:list-level-properties text:space-before="3.25in"/>
        <style:text-properties style:font-name="Verdana1"/>
      </text:list-level-style-bullet>
      <text:list-level-style-bullet text:level="8" text:style-name="List3Level7" text:bullet-char="●">
        <style:list-level-properties text:space-before="3.75in"/>
        <style:text-properties style:font-name="Verdana1"/>
      </text:list-level-style-bullet>
      <text:list-level-style-bullet text:level="9" text:style-name="List3Level8" text:bullet-char="●">
        <style:list-level-properties text:min-label-width="2.5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editing-cycles>2</meta:editing-cycles>
    <dc:date>2012-03-12T03:48:38.47</dc:date>
    <meta:document-statistic meta:table-count="2" meta:image-count="0" meta:object-count="0" meta:page-count="10" meta:paragraph-count="132" meta:word-count="475" meta:character-count="4038" meta:non-whitespace-character-count="3168"/>
    <meta:editing-duration>PT21M53S</meta:editing-duration>
  </office:meta>
</office:document-meta>
</file>